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420d" officeooo:paragraph-rsid="001d420d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Brothers</text:p>
      <text:p text:style-name="P1">1-800-BIG-BROS</text:p>
      <text:p text:style-name="P1"/>
      <text:p text:style-name="P1"/>
      <text:p text:style-name="P1">Dillon Kilpatrick</text:p>
      <text:p text:style-name="P1">520-221-1992</text:p>
      <text:p text:style-name="P1"><text:a xlink:type="simple" xlink:href="mailto:dillonkilpatrick@gmail.com" text:style-name="Internet_20_link" text:visited-style-name="Visited_20_Internet_20_Link">dillonkilpatrick@gmail.com</text:a></text:p>
      <text:p text:style-name="P1"/>
      <text:p text:style-name="P1"/>
      <text:p text:style-name="P1">Jace Tyra</text:p>
      <text:p text:style-name="P1">520-221-2006</text:p>
      <text:p text:style-name="P1"><text:a xlink:type="simple" xlink:href="mailto:jacetyra@gmail.com" text:style-name="Internet_20_link" text:visited-style-name="Visited_20_Internet_20_Link">jacetyra@gmail.com</text:a></text:p>
      <text:p text:style-name="P1"/>
      <text:p text:style-name="P1"/>
      <text:p text:style-name="P1">Tristan Snyder</text:p>
      <text:p text:style-name="P1">520-221-2010</text:p>
      <text:p text:style-name="P1"><text:a xlink:type="simple" xlink:href="mailto:tristansnyder@gmail.com" text:style-name="Internet_20_link" text:visited-style-name="Visited_20_Internet_20_Link">tristansnyder@gmail.com</text:a></text:p>
      <text:p text:style-name="P1"/>
      <text:p text:style-name="P1"/>
      <text:p text:style-name="P1">David Hardin</text:p>
      <text:p text:style-name="P1">520-221-1991</text:p>
      <text:p text:style-name="P1"><text:a xlink:type="simple" xlink:href="mailto:davidhardin@gmail.com" text:style-name="Internet_20_link" text:visited-style-name="Visited_20_Internet_20_Link">davidhardin@gmail.com</text:a></text:p>
      <text:p text:style-name="P1"/>
      <text:p text:style-name="P1"/>
      <text:p text:style-name="P1">Robert Kilpatrick</text:p>
      <text:p text:style-name="P1">520-221-1995</text:p>
      <text:p text:style-name="P1"><text:a xlink:type="simple" xlink:href="mailto:robertkilpatrick@gmail.com" text:style-name="Internet_20_link" text:visited-style-name="Visited_20_Internet_20_Link">robertkilpatrick@gmail.com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2:22:18.049000000</meta:creation-date>
    <dc:date>2021-01-05T12:28:44.218000000</dc:date>
    <meta:editing-duration>PT6M26S</meta:editing-duration>
    <meta:editing-cycles>1</meta:editing-cycles>
    <meta:document-statistic meta:table-count="0" meta:image-count="0" meta:object-count="0" meta:page-count="1" meta:paragraph-count="17" meta:word-count="23" meta:character-count="269" meta:non-whitespace-character-count="263"/>
    <meta:generator>LibreOffice/6.2.8.2$Windows_X86_64 LibreOffice_project/f82ddfca21ebc1e222a662a32b25c0c9d20169ee</meta:generator>
  </office:meta>
</office:document-meta>
</file>